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351cm" table:align="margins" style:writing-mode="lr-tb"/>
    </style:style>
    <style:style style:name="Tabla1.A" style:family="table-column">
      <style:table-column-properties style:column-width="16.351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4" style:family="paragraph" style:parent-style-name="Standard">
      <style:text-properties style:font-name="Arial1" fo:font-size="11pt" fo:language="ca" fo:country="ES" fo:font-weight="normal" officeooo:rsid="000c7981" officeooo:paragraph-rsid="000c7981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0c7601" officeooo:paragraph-rsid="000c7601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0c7601" officeooo:paragraph-rsid="000c7981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0c7601" officeooo:paragraph-rsid="000f5ab9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0c7981" officeooo:paragraph-rsid="000c7981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0c7981" officeooo:paragraph-rsid="000f5ab9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10e1c1" officeooo:paragraph-rsid="0010e1c1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129543" officeooo:paragraph-rsid="00129543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13f821" officeooo:paragraph-rsid="0013f821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normal" officeooo:rsid="0015d8a4" officeooo:paragraph-rsid="0015d8a4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normal" officeooo:rsid="0017c201" officeooo:paragraph-rsid="0017c201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Arial1" fo:font-size="11pt" fo:language="ca" fo:country="ES" fo:font-weight="normal" officeooo:rsid="001955df" officeooo:paragraph-rsid="001955df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Arial1" fo:font-size="11pt" fo:language="ca" fo:country="ES" fo:font-weight="normal" officeooo:rsid="001b2468" officeooo:paragraph-rsid="001b2468" style:font-size-asian="11pt" style:font-weight-asian="normal" style:font-size-complex="11pt" style:font-weight-complex="normal"/>
    </style:style>
    <style:style style:name="P20" style:family="paragraph" style:parent-style-name="Text_20_body">
      <style:text-properties style:font-name="Arial1" fo:font-size="11pt" fo:language="ca" fo:country="ES" fo:font-weight="normal" officeooo:rsid="001cd09f" officeooo:paragraph-rsid="001cd09f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font-name="Arial1" fo:font-size="11pt" fo:language="ca" fo:country="ES" fo:font-weight="normal" officeooo:rsid="001f38b2" officeooo:paragraph-rsid="001f38b2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Arial1" fo:font-size="11pt" fo:language="ca" fo:country="ES" fo:font-weight="normal" officeooo:rsid="00230de3" officeooo:paragraph-rsid="00230de3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rial1" fo:font-size="11pt" fo:language="ca" fo:country="ES" fo:font-weight="normal" officeooo:rsid="00240655" officeooo:paragraph-rsid="00240655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Arial1" fo:font-size="11pt" fo:language="ca" fo:country="ES" fo:font-weight="bold" officeooo:rsid="000c7601" officeooo:paragraph-rsid="000c7981" style:font-size-asian="11pt" style:font-weight-asian="bold" style:font-size-complex="11pt" style:font-weight-complex="bold"/>
    </style:style>
    <style:style style:name="P25" style:family="paragraph" style:parent-style-name="Text_20_body">
      <style:text-properties style:font-name="Arial1" fo:font-size="11pt" fo:language="ca" fo:country="ES" fo:font-weight="bold" officeooo:rsid="000c7601" officeooo:paragraph-rsid="000f5ab9" style:font-size-asian="11pt" style:font-weight-asian="bold" style:font-size-complex="11pt" style:font-weight-complex="bold"/>
    </style:style>
    <style:style style:name="P26" style:family="paragraph" style:parent-style-name="Text_20_body">
      <style:text-properties style:font-name="Arial1" fo:font-size="11pt" fo:language="ca" fo:country="ES" fo:font-weight="bold" officeooo:rsid="000c7981" officeooo:paragraph-rsid="000c7981" style:font-size-asian="11pt" style:font-weight-asian="bold" style:font-size-complex="11pt" style:font-weight-complex="bold"/>
    </style:style>
    <style:style style:name="P27" style:family="paragraph" style:parent-style-name="Text_20_body">
      <style:text-properties style:font-name="Arial1" fo:font-size="11pt" fo:language="ca" fo:country="ES" fo:font-weight="bold" officeooo:rsid="000c7981" officeooo:paragraph-rsid="000f5ab9" style:font-size-asian="11pt" style:font-weight-asian="bold" style:font-size-complex="11pt" style:font-weight-complex="bold"/>
    </style:style>
    <style:style style:name="P28" style:family="paragraph" style:parent-style-name="Text_20_body">
      <style:text-properties style:font-name="Arial1" fo:font-size="11pt" fo:language="ca" fo:country="ES" fo:font-weight="bold" officeooo:rsid="001cd09f" officeooo:paragraph-rsid="001cd09f" style:font-size-asian="11pt" style:font-weight-asian="bold" style:font-size-complex="11pt" style:font-weight-complex="bold"/>
    </style:style>
    <style:style style:name="P29" style:family="paragraph" style:parent-style-name="Text_20_body">
      <style:text-properties fo:color="#3333ff" style:font-name="Arial1" fo:font-size="11pt" fo:language="ca" fo:country="ES" fo:font-weight="normal" officeooo:rsid="00129543" officeooo:paragraph-rsid="00129543" style:font-size-asian="11pt" style:font-weight-asian="normal" style:font-size-complex="11pt" style:font-weight-complex="normal"/>
    </style:style>
    <style:style style:name="P30" style:family="paragraph" style:parent-style-name="Text_20_body">
      <style:text-properties fo:color="#3333ff" style:font-name="Arial1" fo:font-size="11pt" fo:language="ca" fo:country="ES" fo:font-weight="normal" officeooo:rsid="0010e1c1" officeooo:paragraph-rsid="0010e1c1" style:font-size-asian="11pt" style:font-weight-asian="normal" style:font-size-complex="11pt" style:font-weight-complex="normal"/>
    </style:style>
    <style:style style:name="P31" style:family="paragraph" style:parent-style-name="Text_20_body">
      <style:text-properties fo:color="#3333ff" style:font-name="Arial1" fo:font-size="11pt" fo:language="ca" fo:country="ES" fo:font-weight="normal" officeooo:rsid="0013eb9b" officeooo:paragraph-rsid="0013eb9b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color="#3333ff" style:font-name="Arial1" fo:font-size="11pt" fo:language="ca" fo:country="ES" fo:font-weight="normal" officeooo:rsid="0013f821" officeooo:paragraph-rsid="0013f821" style:font-size-asian="11pt" style:font-weight-asian="normal" style:font-size-complex="11pt" style:font-weight-complex="normal"/>
    </style:style>
    <style:style style:name="P33" style:family="paragraph" style:parent-style-name="Text_20_body">
      <style:text-properties fo:color="#3333ff" style:font-name="Arial1" fo:font-size="11pt" fo:language="ca" fo:country="ES" fo:font-weight="normal" officeooo:rsid="0015d8a4" officeooo:paragraph-rsid="0015d8a4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color="#3333ff" style:font-name="Arial1" fo:font-size="11pt" fo:language="ca" fo:country="ES" fo:font-weight="normal" officeooo:rsid="0017c201" officeooo:paragraph-rsid="0017c201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color="#3333ff" style:font-name="Arial1" fo:font-size="11pt" fo:language="ca" fo:country="ES" fo:font-weight="normal" officeooo:rsid="00211592" officeooo:paragraph-rsid="00211592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color="#000066" style:font-name="Arial1" fo:font-size="11pt" fo:language="ca" fo:country="ES" fo:font-weight="normal" officeooo:rsid="001955df" officeooo:paragraph-rsid="001955df" style:font-size-asian="11pt" style:font-weight-asian="normal" style:font-size-complex="11pt" style:font-weight-complex="normal"/>
    </style:style>
    <style:style style:name="P37" style:family="paragraph" style:parent-style-name="Text_20_body">
      <style:text-properties fo:color="#000066" style:font-name="Arial1" fo:font-size="11pt" fo:language="ca" fo:country="ES" fo:font-weight="normal" officeooo:rsid="001b2468" officeooo:paragraph-rsid="001b2468" style:font-size-asian="11pt" style:font-weight-asian="normal" style:font-size-complex="11pt" style:font-weight-complex="normal"/>
    </style:style>
    <style:style style:name="P38" style:family="paragraph" style:parent-style-name="Text_20_body">
      <style:text-properties fo:color="#000066" style:font-name="Arial1" fo:font-size="11pt" fo:language="ca" fo:country="ES" fo:font-weight="normal" officeooo:rsid="001cd09f" officeooo:paragraph-rsid="001cd09f" style:font-size-asian="11pt" style:font-weight-asian="normal" style:font-size-complex="11pt" style:font-weight-complex="normal"/>
    </style:style>
    <style:style style:name="P39" style:family="paragraph" style:parent-style-name="Text_20_body">
      <style:text-properties fo:color="#000066" style:font-name="Arial1" fo:font-size="11pt" fo:language="ca" fo:country="ES" fo:font-weight="normal" officeooo:rsid="000c7601" officeooo:paragraph-rsid="000c7981" style:font-size-asian="11pt" style:font-weight-asian="normal" style:font-size-complex="11pt" style:font-weight-complex="normal"/>
    </style:style>
    <style:style style:name="P40" style:family="paragraph" style:parent-style-name="Text_20_body">
      <style:text-properties fo:color="#000066" style:font-name="Arial1" fo:font-size="11pt" fo:language="ca" fo:country="ES" fo:font-weight="normal" officeooo:rsid="001dbf1d" officeooo:paragraph-rsid="001dbf1d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color="#000066" style:font-name="Arial1" fo:font-size="11pt" fo:language="ca" fo:country="ES" fo:font-weight="normal" officeooo:rsid="001f38b2" officeooo:paragraph-rsid="001f38b2" style:font-size-asian="11pt" style:font-weight-asian="normal" style:font-size-complex="11pt" style:font-weight-complex="normal"/>
    </style:style>
    <style:style style:name="P42" style:family="paragraph" style:parent-style-name="Text_20_body">
      <style:text-properties fo:color="#000066" style:font-name="Arial1" fo:font-size="11pt" fo:language="ca" fo:country="ES" fo:font-weight="normal" officeooo:rsid="00211592" officeooo:paragraph-rsid="00211592" style:font-size-asian="11pt" style:font-weight-asian="normal" style:font-size-complex="11pt" style:font-weight-complex="normal"/>
    </style:style>
    <style:style style:name="P43" style:family="paragraph" style:parent-style-name="Text_20_body">
      <style:text-properties fo:color="#000066" style:font-name="Arial1" fo:font-size="11pt" fo:language="ca" fo:country="ES" fo:font-weight="normal" officeooo:rsid="00230de3" officeooo:paragraph-rsid="00230de3" style:font-size-asian="11pt" style:font-weight-asian="normal" style:font-size-complex="11pt" style:font-weight-complex="normal"/>
    </style:style>
    <style:style style:name="P44" style:family="paragraph" style:parent-style-name="Text_20_body">
      <style:text-properties fo:color="#000066" style:font-name="Arial1" fo:font-size="11pt" fo:language="ca" fo:country="ES" fo:font-weight="normal" officeooo:rsid="00234bcf" officeooo:paragraph-rsid="00234bcf" style:font-size-asian="11pt" style:font-weight-asian="normal" style:font-size-complex="11pt" style:font-weight-complex="normal"/>
    </style:style>
    <style:style style:name="P45" style:family="paragraph" style:parent-style-name="Text_20_body">
      <style:text-properties fo:color="#000066" style:font-name="Arial1" fo:font-size="11pt" fo:language="ca" fo:country="ES" fo:font-weight="normal" officeooo:rsid="00240655" officeooo:paragraph-rsid="00240655" style:font-size-asian="11pt" style:font-weight-asian="normal" style:font-size-complex="11pt" style:font-weight-complex="normal"/>
    </style:style>
    <style:style style:name="P46" style:family="paragraph" style:parent-style-name="Text_20_body">
      <style:text-properties fo:color="#000000" style:font-name="Arial1" fo:font-size="11pt" fo:language="ca" fo:country="ES" fo:font-weight="normal" officeooo:rsid="001955df" officeooo:paragraph-rsid="001955d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fo:color="#000000" style:font-name="Arial1" fo:font-size="11pt" fo:language="ca" fo:country="ES" fo:font-weight="normal" officeooo:rsid="001dbf1d" officeooo:paragraph-rsid="001dbf1d" style:font-size-asian="11pt" style:font-weight-asian="normal" style:font-size-complex="11pt" style:font-weight-complex="normal"/>
    </style:style>
    <style:style style:name="P48" style:family="paragraph" style:parent-style-name="Text_20_body">
      <style:text-properties fo:color="#0000ff" style:font-name="Arial1" fo:font-size="11pt" fo:language="ca" fo:country="ES" fo:font-weight="normal" officeooo:rsid="00240655" officeooo:paragraph-rsid="00240655" style:font-size-asian="11pt" style:font-weight-asian="normal" style:font-size-complex="11pt" style:font-weight-complex="normal"/>
    </style:style>
    <style:style style:name="P49" style:family="paragraph" style:parent-style-name="Text_20_body">
      <style:text-properties fo:color="#0000ff" style:font-name="Arial1" fo:font-size="11pt" fo:language="ca" fo:country="ES" fo:font-weight="normal" officeooo:rsid="0025d86c" officeooo:paragraph-rsid="0025d86c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font-name="Courier 10 Pitch" fo:font-size="10pt" fo:font-weight="normal" officeooo:rsid="000c7981" officeooo:paragraph-rsid="000c7981" style:font-size-asian="10pt" style:font-weight-asian="normal" style:font-size-complex="10pt" style:font-weight-complex="normal"/>
    </style:style>
    <style:style style:name="P51" style:family="paragraph" style:parent-style-name="Standard" style:master-page-name="Standard">
      <style:paragraph-properties style:page-number="auto"/>
      <style:text-properties style:font-name="Arial" fo:font-size="14pt" fo:language="ca" fo:country="ES" style:font-size-asian="14pt" style:font-name-complex="Arial" style:font-size-complex="14pt"/>
    </style:style>
    <style:style style:name="P52" style:family="paragraph" style:parent-style-name="Text_20_body">
      <style:text-properties style:font-name="Arial1" fo:font-size="11pt" fo:language="ca" fo:country="ES" fo:font-weight="normal" officeooo:rsid="0027c095" officeooo:paragraph-rsid="0027c095" style:font-size-asian="11pt" style:font-weight-asian="normal" style:font-size-complex="11pt" style:font-weight-complex="normal"/>
    </style:style>
    <style:style style:name="P53" style:family="paragraph" style:parent-style-name="Text_20_body">
      <style:text-properties style:font-name="Arial1" fo:font-size="11pt" fo:language="ca" fo:country="ES" fo:font-weight="normal" officeooo:rsid="000c7601" officeooo:paragraph-rsid="0027c095" style:font-size-asian="11pt" style:font-weight-asian="normal" style:font-size-complex="11pt" style:font-weight-complex="normal"/>
    </style:style>
    <style:style style:name="P54" style:family="paragraph" style:parent-style-name="Text_20_body">
      <style:text-properties style:font-name="Arial1" fo:font-size="11pt" fo:language="ca" fo:country="ES" fo:font-weight="normal" officeooo:rsid="000c7981" officeooo:paragraph-rsid="000c7981" style:font-size-asian="11pt" style:font-weight-asian="normal" style:font-size-complex="11pt" style:font-weight-complex="normal"/>
    </style:style>
    <style:style style:name="P55" style:family="paragraph" style:parent-style-name="Text_20_body">
      <style:text-properties style:font-name="Arial1" fo:font-size="11pt" fo:language="ca" fo:country="ES" fo:font-weight="normal" officeooo:rsid="0029aadc" officeooo:paragraph-rsid="0029aadc" style:font-size-asian="11pt" style:font-weight-asian="normal" style:font-size-complex="11pt" style:font-weight-complex="normal"/>
    </style:style>
    <style:style style:name="P56" style:family="paragraph" style:parent-style-name="Text_20_body">
      <style:text-properties style:font-name="Arial1" fo:font-size="11pt" fo:language="ca" fo:country="ES" fo:font-weight="normal" officeooo:rsid="002ba64e" officeooo:paragraph-rsid="002ba64e" style:font-size-asian="11pt" style:font-weight-asian="normal" style:font-size-complex="11pt" style:font-weight-complex="normal"/>
    </style:style>
    <style:style style:name="P57" style:family="paragraph" style:parent-style-name="Text_20_body">
      <style:text-properties fo:color="#0000ff" style:font-name="Arial1" fo:font-size="11pt" fo:language="ca" fo:country="ES" fo:font-weight="normal" officeooo:rsid="0027c095" officeooo:paragraph-rsid="0027c095" style:font-size-asian="11pt" style:font-weight-asian="normal" style:font-size-complex="11pt" style:font-weight-complex="normal"/>
    </style:style>
    <style:style style:name="P58" style:family="paragraph" style:parent-style-name="Text_20_body">
      <style:text-properties fo:color="#0000ff" style:font-name="Arial1" fo:font-size="11pt" fo:language="ca" fo:country="ES" fo:font-weight="normal" officeooo:rsid="002bc2b7" officeooo:paragraph-rsid="002bc2b7" style:font-size-asian="11pt" style:font-weight-asian="normal" style:font-size-complex="11pt" style:font-weight-complex="normal"/>
    </style:style>
    <style:style style:name="P59" style:family="paragraph" style:parent-style-name="Text_20_body">
      <style:text-properties fo:color="#000000" style:font-name="Arial1" fo:font-size="11pt" fo:language="ca" fo:country="ES" fo:font-weight="normal" officeooo:rsid="0027c095" officeooo:paragraph-rsid="0027c095" style:font-size-asian="11pt" style:font-weight-asian="normal" style:font-size-complex="11pt" style:font-weight-complex="normal"/>
    </style:style>
    <style:style style:name="P60" style:family="paragraph" style:parent-style-name="Text_20_body">
      <style:text-properties fo:color="#000066" style:font-name="Arial1" fo:font-size="11pt" fo:language="ca" fo:country="ES" fo:font-weight="normal" officeooo:rsid="002ba64e" officeooo:paragraph-rsid="002ba64e" style:font-size-asian="11pt" style:font-weight-asian="normal" style:font-size-complex="11pt" style:font-weight-complex="normal"/>
    </style:style>
    <style:style style:name="P61" style:family="paragraph" style:parent-style-name="Text_20_body">
      <style:text-properties fo:color="#000066" style:font-name="Arial1" fo:font-size="11pt" fo:language="ca" fo:country="ES" fo:font-weight="normal" officeooo:rsid="0029aadc" officeooo:paragraph-rsid="0029aadc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officeooo:rsid="000c76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5ab9" style:font-weight-asian="bold" style:font-weight-complex="bold"/>
    </style:style>
    <style:style style:name="T6" style:family="text">
      <style:text-properties officeooo:rsid="000c7981"/>
    </style:style>
    <style:style style:name="T7" style:family="text">
      <style:text-properties officeooo:rsid="000e2bdd"/>
    </style:style>
    <style:style style:name="T8" style:family="text">
      <style:text-properties officeooo:rsid="000f5ab9"/>
    </style:style>
    <style:style style:name="T9" style:family="text">
      <style:text-properties officeooo:rsid="00129543"/>
    </style:style>
    <style:style style:name="T10" style:family="text">
      <style:text-properties officeooo:rsid="0013f821"/>
    </style:style>
    <style:style style:name="T11" style:family="text">
      <style:text-properties officeooo:rsid="0025e3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Pràctica <text:span text:style-name="T3">5</text:span>: Instruccions d'entrada i sortida</text:p>
      <text:p text:style-name="P3">L’objectiu d’aquesta pràctica és introduir les instruccions d'entrada i sortida bàsiques. A partir d'ara els nostres programes podran interaccionar amb l'"exterior"</text:p>
      <text:p text:style-name="P3"/>
      <text:p text:style-name="P3"/>
      <text:p text:style-name="P4">Atenció, els següents exercicis han de fer-se en Java i en Python. <text:s/>Es recomana anar fent les dues versions seguides, millor que fer tots els exercicis primer en un llenguatges i després en l’altre.</text:p>
      <text:p text:style-name="P9"/>
      <text:p text:style-name="P24">Exercici <text:span text:style-name="T6">1</text:span>.</text:p>
      <text:p text:style-name="P9">Donades dos variables A y B, que l’usuari ha d’introduir, es demana un programa que intercanviï el valor de les variables.</text:p>
      <text:p text:style-name="P13">PYTHON:</text:p>
      <text:p text:style-name="P30">#! /usr/bin/env python</text:p>
      <text:p text:style-name="P30"># encoding: utf-8</text:p>
      <text:p text:style-name="P30">print "Introdueix dos variables"</text:p>
      <text:p text:style-name="P30">a= int(raw_input("Primer valor:"))</text:p>
      <text:p text:style-name="P30">b= int(raw_input("Segon valor:"))</text:p>
      <text:p text:style-name="P30">print "A=",a ,"B=",b</text:p>
      <text:p text:style-name="P30">c=a</text:p>
      <text:p text:style-name="P30">a=b</text:p>
      <text:p text:style-name="P30">b=c</text:p>
      <text:p text:style-name="P30">print "A=",a ,"B=",b</text:p>
      <text:p text:style-name="P13"/>
      <text:p text:style-name="P18">JAVA:</text:p>
      <text:p text:style-name="P36"><text:s text:c="3"/>import java.io.*;</text:p>
      <text:p text:style-name="P36"><text:s text:c="2"/>public class exercici1bis{</text:p>
      <text:p text:style-name="P36"><text:s text:c="2"/>public static void main(String[] args) throws IOException {</text:p>
      <text:p text:style-name="P36"><text:s text:c="2"/></text:p>
      <text:p text:style-name="P36"><text:s text:c="2"/>float a;</text:p>
      <text:p text:style-name="P36"><text:s text:c="2"/>float b;</text:p>
      <text:p text:style-name="P36"><text:s text:c="2"/>float c; </text:p>
      <text:p text:style-name="P36"><text:s text:c="2"/>String linia; <text:s text:c="2"/></text:p>
      <text:p text:style-name="P36"><text:s text:c="2"/>BufferedReader reader = new BufferedReader(new InputStreamReader(System.in));</text:p>
      <text:p text:style-name="P36"><text:s text:c="2"/>System.out.println("Introduïu un nombre: ");</text:p>
      <text:p text:style-name="P36"><text:s text:c="2"/>linia = reader.readLine();</text:p>
      <text:p text:style-name="P36"><text:s/>a = Float.parseFloat(linia);</text:p>
      <text:p text:style-name="P36"><text:s/>System.out.println("Introduïu otro nombre: ");</text:p>
      <text:p text:style-name="P36"><text:soft-page-break/><text:s text:c="4"/>linia = reader.readLine();</text:p>
      <text:p text:style-name="P36"><text:s text:c="4"/>b = Float.parseFloat(linia);</text:p>
      <text:p text:style-name="P36"><text:s text:c="4"/>System.out.println("A: "+a);</text:p>
      <text:p text:style-name="P36"><text:s text:c="4"/>System.out.println("B: "+b);</text:p>
      <text:p text:style-name="P36"><text:s text:c="4"/>c=b;</text:p>
      <text:p text:style-name="P36"><text:s text:c="4"/>b=a;</text:p>
      <text:p text:style-name="P36"><text:s text:c="4"/>a=c;</text:p>
      <text:p text:style-name="P36"><text:s text:c="4"/>System.out.println("A: "+a);</text:p>
      <text:p text:style-name="P36"><text:s text:c="4"/>System.out.println("B: "+b);</text:p>
      <text:p text:style-name="P36"><text:s text:c="4"/>}</text:p>
      <text:p text:style-name="P36">}</text:p>
      <text:p text:style-name="P24">Exercici 2.</text:p>
      <text:p text:style-name="P9">Realitza un programa que demani a l’usuari dos nombres i després mostri per pantalla la suma dels dos.</text:p>
      <text:p text:style-name="P13">PYTHON:</text:p>
      <text:p text:style-name="P29">#! /usr/bin/env python</text:p>
      <text:p text:style-name="P29"># encoding: utf-8</text:p>
      <text:p text:style-name="P29">print "Introdueix dos nombres"</text:p>
      <text:p text:style-name="P29">a= int(raw_input("Primer valor:"))</text:p>
      <text:p text:style-name="P29">b= int(raw_input("Segon valor:"))</text:p>
      <text:p text:style-name="P29">print "A=",a,"B=",b</text:p>
      <text:p text:style-name="P29">c=a+b</text:p>
      <text:p text:style-name="P29">print "Resultat=",c</text:p>
      <text:p text:style-name="P46">JAVA:</text:p>
      <text:p text:style-name="P37">import java.io.*;</text:p>
      <text:p text:style-name="P37"><text:s text:c="2"/>public class exercici2bis{</text:p>
      <text:p text:style-name="P37"><text:s text:c="2"/>public static void main(String[] args) throws IOException {</text:p>
      <text:p text:style-name="P37"><text:s text:c="3"/>float a;</text:p>
      <text:p text:style-name="P37"><text:s text:c="2"/>float b;</text:p>
      <text:p text:style-name="P37"><text:s text:c="2"/>float c;</text:p>
      <text:p text:style-name="P37"><text:s text:c="2"/>String linia; <text:s text:c="2"/></text:p>
      <text:p text:style-name="P37"><text:s text:c="4"/>BufferedReader reader = new BufferedReader(new InputStreamReader(System.in));</text:p>
      <text:p text:style-name="P37"><text:s text:c="4"/>System.out.println("Introduïu un nombre: ");</text:p>
      <text:p text:style-name="P37"><text:s text:c="4"/>linia = reader.readLine();</text:p>
      <text:p text:style-name="P37"><text:s text:c="4"/>a = Float.parseFloat(linia);</text:p>
      <text:p text:style-name="P37"><text:s text:c="4"/>System.out.println("Introduïu otro nombre: ");</text:p>
      <text:p text:style-name="P37"><text:s text:c="4"/>linia = reader.readLine();</text:p>
      <text:p text:style-name="P37"><text:s text:c="4"/>b = Float.parseFloat(linia);</text:p>
      <text:p text:style-name="P37"><text:soft-page-break/><text:s text:c="4"/>System.out.println("A: "+a);</text:p>
      <text:p text:style-name="P37"><text:s text:c="4"/>System.out.println("B: "+b);</text:p>
      <text:p text:style-name="P37"><text:s text:c="4"/>c=a+b;</text:p>
      <text:p text:style-name="P37"><text:s text:c="4"/>System.out.println("A: "+c);</text:p>
      <text:p text:style-name="P37"><text:s text:c="3"/>}</text:p>
      <text:p text:style-name="P37">}</text:p>
      <text:p text:style-name="P27"/>
      <text:p text:style-name="P27">Exercici <text:span text:style-name="T8">3</text:span>.</text:p>
      <text:p text:style-name="P12">Programa que determini la edat d’un usuari (paràmetre d’entrada) quan hagi transcorregut un quart de segle.</text:p>
      <text:p text:style-name="P14">PYTHON:</text:p>
      <text:p text:style-name="P29">#! /usr/bin/env python</text:p>
      <text:p text:style-name="P29"># encoding: utf-8</text:p>
      <text:p text:style-name="P29">print "Quina edat tens"</text:p>
      <text:p text:style-name="P29">a= int(raw_input("Edat:"))</text:p>
      <text:p text:style-name="P29">b=a+25</text:p>
      <text:p text:style-name="P29">print "dintre d'un quart de segle tindras:",b</text:p>
      <text:p text:style-name="P14"/>
      <text:p text:style-name="P19">JAVA:</text:p>
      <text:p text:style-name="P37">import java.io.*;</text:p>
      <text:p text:style-name="P37"><text:s/>public class exercici2bis{</text:p>
      <text:p text:style-name="P37"><text:s text:c="3"/>public static void main(String[] args) throws IOException {</text:p>
      <text:p text:style-name="P37"><text:s text:c="4"/>float a;</text:p>
      <text:p text:style-name="P37"><text:s text:c="2"/>float b;</text:p>
      <text:p text:style-name="P37"><text:s text:c="3"/>String linia; <text:s text:c="2"/></text:p>
      <text:p text:style-name="P37"><text:s text:c="4"/>BufferedReader reader = new BufferedReader(new InputStreamReader(System.in));</text:p>
      <text:p text:style-name="P37"><text:s text:c="4"/>System.out.println("Introdueïx la teva edat: ");</text:p>
      <text:p text:style-name="P37"><text:s text:c="4"/>linia = reader.readLine();</text:p>
      <text:p text:style-name="P37"><text:s text:c="4"/>a = Float.parseFloat(linia);</text:p>
      <text:p text:style-name="P37"><text:s text:c="4"/>System.out.println("A: "+a);</text:p>
      <text:p text:style-name="P37"><text:s text:c="4"/>b=a+25;</text:p>
      <text:p text:style-name="P37"><text:s text:c="4"/>System.out.println("Después de un cuarto de siglo tendrás: "+b);</text:p>
      <text:p text:style-name="P37"><text:s text:c="3"/>}</text:p>
      <text:p text:style-name="P37">}</text:p>
      <text:p text:style-name="P27"/>
      <text:p text:style-name="P27"/>
      <text:p text:style-name="P27"/>
      <text:p text:style-name="P27"/>
      <text:p text:style-name="P27"><text:soft-page-break/>Exercici <text:span text:style-name="T8">4</text:span>.</text:p>
      <text:p text:style-name="P12">Programa que mostri el resultat d’elevar a la quarta potència un nombre introduït per teclat. </text:p>
      <text:p text:style-name="P12"><text:s/><text:span text:style-name="T9">PYTHON:</text:span></text:p>
      <text:p text:style-name="P29">#! /usr/bin/env python</text:p>
      <text:p text:style-name="P29"># encoding: utf-8</text:p>
      <text:p text:style-name="P29">print "Introdueix un valor"</text:p>
      <text:p text:style-name="P29">a= int(raw_input("valor:"))</text:p>
      <text:p text:style-name="P29">b=a**4</text:p>
      <text:p text:style-name="P29">print "Elevat a la quarta potencia:",b</text:p>
      <text:p text:style-name="P12"/>
      <text:p text:style-name="P19">JAVA:</text:p>
      <text:p text:style-name="P38">import java.io.*;</text:p>
      <text:p text:style-name="P38"><text:s text:c="2"/>public class exercici2bis{</text:p>
      <text:p text:style-name="P38"><text:s text:c="2"/>public static void main(String[] args) throws IOException {</text:p>
      <text:p text:style-name="P38"><text:s text:c="4"/>float a;</text:p>
      <text:p text:style-name="P38"><text:s text:c="2"/>float b;</text:p>
      <text:p text:style-name="P38"><text:s text:c="3"/>String linia; <text:s text:c="2"/></text:p>
      <text:p text:style-name="P38"><text:s text:c="4"/>BufferedReader reader = new BufferedReader(new InputStreamReader(System.in));</text:p>
      <text:p text:style-name="P38"><text:s text:c="4"/>System.out.println("Introdueïx la teva edat: ");</text:p>
      <text:p text:style-name="P38"><text:s text:c="4"/>linia = reader.readLine();</text:p>
      <text:p text:style-name="P38"><text:s text:c="4"/>a = Float.parseFloat(linia);</text:p>
      <text:p text:style-name="P38"><text:s text:c="5"/>System.out.println("A: "+a);</text:p>
      <text:p text:style-name="P38"><text:s text:c="4"/>b=(int)Math.pow(a,4);</text:p>
      <text:p text:style-name="P38"><text:s text:c="4"/>System.out.println("Elevat a la quarta potencia: "+b);</text:p>
      <text:p text:style-name="P38"><text:s text:c="4"/>}</text:p>
      <text:p text:style-name="P38">}</text:p>
      <text:p text:style-name="P38"/>
      <text:p text:style-name="P27">Exercici <text:span text:style-name="T8">5</text:span>.</text:p>
      <text:p text:style-name="P12">Programa que demani una quantitat en euros i determini quin era el seu valor amb les antigues “pessetes”.</text:p>
      <text:p text:style-name="P14">PYTHON:</text:p>
      <text:p text:style-name="P29">#! /usr/bin/env python</text:p>
      <text:p text:style-name="P29"># encoding: utf-8</text:p>
      <text:p text:style-name="P29">print "Introdueix el preu en euros"</text:p>
      <text:p text:style-name="P29">a= int(raw_input("Preu:"))</text:p>
      <text:p text:style-name="P29">b=a*166.38</text:p>
      <text:p text:style-name="P29">print "Preu en pesetas:",b</text:p>
      <text:p text:style-name="P12"/>
      <text:p text:style-name="P28"><text:soft-page-break/>JAVA:</text:p>
      <text:p text:style-name="P38">import java.io.*;</text:p>
      <text:p text:style-name="P38"><text:s text:c="2"/>public class exercici2bis{</text:p>
      <text:p text:style-name="P38"><text:s text:c="2"/>public static void main(String[] args) throws IOException {</text:p>
      <text:p text:style-name="P38"><text:s text:c="3"/>float a;</text:p>
      <text:p text:style-name="P38"><text:s text:c="2"/>float b;</text:p>
      <text:p text:style-name="P38"><text:s text:c="2"/>String linia; <text:s text:c="2"/></text:p>
      <text:p text:style-name="P38"><text:s text:c="2"/>BufferedReader reader = new BufferedReader(new InputStreamReader(System.in));</text:p>
      <text:p text:style-name="P38"><text:s text:c="2"/>System.out.println("Introdueïx una qüantitat: ");</text:p>
      <text:p text:style-name="P38"><text:s text:c="2"/>linia = reader.readLine();</text:p>
      <text:p text:style-name="P38"><text:s text:c="2"/>a = Float.parseFloat(linia);</text:p>
      <text:p text:style-name="P38"><text:s text:c="2"/>System.out.println("A: "+a);</text:p>
      <text:p text:style-name="P38"><text:s text:c="2"/>b=(int)(a*166.38);</text:p>
      <text:p text:style-name="P38"><text:s text:c="2"/>System.out.println("Elevat a la quarta potencia: "+b);</text:p>
      <text:p text:style-name="P38"><text:s text:c="4"/>}</text:p>
      <text:p text:style-name="P38">}</text:p>
      <text:p text:style-name="P39"/>
      <text:p text:style-name="P24">Exercici <text:span text:style-name="T8">6</text:span>.</text:p>
      <text:p text:style-name="P9">Donades la base <text:span text:style-name="T7">i</text:span> l’altura d’un rectangle per part de l’usuari, crea un programa que calculi el àrea (Àrea = Base * Altura).</text:p>
      <text:p text:style-name="P14">PYTHON:</text:p>
      <text:p text:style-name="P31">#! /usr/bin/env python</text:p>
      <text:p text:style-name="P31"># encoding: utf-8</text:p>
      <text:p text:style-name="P31">print "L'Area d'un rectangle"</text:p>
      <text:p text:style-name="P31">a= int(raw_input("Base:"))</text:p>
      <text:p text:style-name="P31">b= int(raw_input("Altura:"))</text:p>
      <text:p text:style-name="P31">c=a*b</text:p>
      <text:p text:style-name="P31">print "Area del rectangle:",c</text:p>
      <text:p text:style-name="P9"/>
      <text:p text:style-name="P20">JAVA:</text:p>
      <text:p text:style-name="P40">import java.io.*;</text:p>
      <text:p text:style-name="P40"><text:s text:c="2"/>public class exercici2bis{</text:p>
      <text:p text:style-name="P40"><text:s text:c="2"/>public static void main(String[] args) throws IOException {</text:p>
      <text:p text:style-name="P40"><text:s text:c="2"/>float a;</text:p>
      <text:p text:style-name="P40"><text:s text:c="2"/>float b;</text:p>
      <text:p text:style-name="P40"><text:s text:c="2"/>float c;</text:p>
      <text:p text:style-name="P40"><text:s text:c="2"/>String linia; <text:s text:c="2"/></text:p>
      <text:p text:style-name="P40"><text:s text:c="2"/>BufferedReader reader = new BufferedReader(new InputStreamReader(System.in));</text:p>
      <text:p text:style-name="P40"><text:soft-page-break/><text:s text:c="3"/>System.out.println("Introdueïx l'altura: ");</text:p>
      <text:p text:style-name="P40"><text:s text:c="4"/>linia = reader.readLine();</text:p>
      <text:p text:style-name="P40"><text:s text:c="4"/>a = Float.parseFloat(linia);</text:p>
      <text:p text:style-name="P40"><text:s text:c="4"/>System.out.println("Introdueïx la base: ");</text:p>
      <text:p text:style-name="P40"><text:s text:c="4"/>linia = reader.readLine();</text:p>
      <text:p text:style-name="P40"><text:s text:c="4"/>b = Float.parseFloat(linia); </text:p>
      <text:p text:style-name="P40"><text:s text:c="4"/>System.out.println("A: "+a); </text:p>
      <text:p text:style-name="P40"><text:s text:c="4"/>System.out.println("B: "+b); <text:s/></text:p>
      <text:p text:style-name="P40"><text:s text:c="4"/>c=(int)(a*b);</text:p>
      <text:p text:style-name="P40"><text:s text:c="4"/>System.out.println("Area del rectangle: "+c);</text:p>
      <text:p text:style-name="P40"><text:s text:c="4"/>}</text:p>
      <text:p text:style-name="P40">}</text:p>
      <text:p text:style-name="P40"/>
      <text:p text:style-name="P9"><text:span text:style-name="T4">Exercici </text:span><text:span text:style-name="T5">7</text:span><text:span text:style-name="T4">.</text:span> </text:p>
      <text:p text:style-name="P9">Escriu un programa que demani a l’usuari el nom i l’edat. Després ha de mostrar per pantalla: “Hola (nom), la teva edat és (edat)”;</text:p>
      <text:p text:style-name="P15">PYTHON:</text:p>
      <text:p text:style-name="P32">#! /usr/bin/env python</text:p>
      <text:p text:style-name="P32"># encoding: utf-8</text:p>
      <text:p text:style-name="P32">print "Escriu el teu nom i la teva edat"</text:p>
      <text:p text:style-name="P32">a= raw_input("Nom:")</text:p>
      <text:p text:style-name="P32">b= int(raw_input("Edat:"))</text:p>
      <text:p text:style-name="P32">print "Hola",a, "la teva edat es",b</text:p>
      <text:p text:style-name="P32"/>
      <text:p text:style-name="P47">JAVA:</text:p>
      <text:p text:style-name="P41">import java.io.*;</text:p>
      <text:p text:style-name="P41"><text:s/>public class exercici2bis{</text:p>
      <text:p text:style-name="P41"><text:s/>public static void main(String[] args) throws IOException {</text:p>
      <text:p text:style-name="P41"><text:s/>String a;</text:p>
      <text:p text:style-name="P41"><text:s/>int b;</text:p>
      <text:p text:style-name="P41"><text:s/>String linia; <text:s text:c="2"/></text:p>
      <text:p text:style-name="P41"><text:s text:c="2"/>BufferedReader reader = new BufferedReader(new InputStreamReader(System.in));</text:p>
      <text:p text:style-name="P41"><text:s text:c="2"/>System.out.print("Introdueïx el teu nom: ");</text:p>
      <text:p text:style-name="P41"><text:s text:c="2"/>a = reader.readLine();</text:p>
      <text:p text:style-name="P41"><text:s text:c="2"/>System.out.print("Introdueïx la teva Edat: ");</text:p>
      <text:p text:style-name="P41"><text:s text:c="2"/>linia = reader.readLine();</text:p>
      <text:p text:style-name="P41"><text:s text:c="2"/>b = Integer.parseInt(linia); </text:p>
      <text:p text:style-name="P41"><text:s text:c="2"/>System.out.println("Hola "+a+ " La teva edad es " +b); <text:s text:c="3"/>}}</text:p>
      <text:p text:style-name="P24"><text:soft-page-break/><text:span text:style-name="T10">E</text:span>xercici <text:span text:style-name="T8">8</text:span>.</text:p>
      <text:p text:style-name="P9">Escriu un programa que demani dos variables a l’usuari, i mostri per pantalla la seva suma, resta, multiplicació, divisió i mòdul .</text:p>
      <text:p text:style-name="P15">PYTHON:</text:p>
      <text:p text:style-name="P33">#! /usr/bin/env python</text:p>
      <text:p text:style-name="P33"># encoding: utf-8</text:p>
      <text:p text:style-name="P33">print "Donam dos variables"</text:p>
      <text:p text:style-name="P33">a= int(raw_input("Variable 1:"))</text:p>
      <text:p text:style-name="P33">b= int(raw_input("Variable 2:"))</text:p>
      <text:p text:style-name="P33">c=a+b d=a-b</text:p>
      <text:p text:style-name="P33">e=a*b <text:s/>f=a/b</text:p>
      <text:p text:style-name="P33">g=a%b <text:s/></text:p>
      <text:p text:style-name="P33">print "Suma:",c, "Resta:",d,"Multiplicacio:",e,"Divisio:",f,"Modul:",g</text:p>
      <text:p text:style-name="P15"/>
      <text:p text:style-name="P21">JAVA:</text:p>
      <text:p text:style-name="P42">import java.io.*;</text:p>
      <text:p text:style-name="P42"><text:s text:c="2"/>public class exercici2bis{</text:p>
      <text:p text:style-name="P42"><text:s text:c="2"/>public static void main(String[] args) throws IOException {</text:p>
      <text:p text:style-name="P42"><text:s text:c="2"/>float a; <text:s text:c="3"/>float b;</text:p>
      <text:p text:style-name="P42"><text:s text:c="2"/>float c; <text:s text:c="3"/>float d;</text:p>
      <text:p text:style-name="P42"><text:s text:c="2"/>float e; <text:s text:c="3"/>float f;</text:p>
      <text:p text:style-name="P42"><text:s text:c="2"/>float g;</text:p>
      <text:p text:style-name="P42"><text:s text:c="5"/>String linia; <text:s text:c="2"/></text:p>
      <text:p text:style-name="P42"><text:s text:c="4"/>BufferedReader reader = new BufferedReader(new InputStreamReader(System.in));</text:p>
      <text:p text:style-name="P42"><text:s text:c="4"/>System.out.print("Introdueïx una variable: ");</text:p>
      <text:p text:style-name="P42"><text:s text:c="4"/>linia = reader.readLine();</text:p>
      <text:p text:style-name="P42"><text:s text:c="4"/>a = Integer.parseInt(linia);</text:p>
      <text:p text:style-name="P42"><text:s text:c="4"/>System.out.print("Introdueïx una variable: ");</text:p>
      <text:p text:style-name="P42"><text:s text:c="5"/>linia = reader.readLine();</text:p>
      <text:p text:style-name="P42"><text:s text:c="4"/>b = Integer.parseInt(linia); </text:p>
      <text:p text:style-name="P42"><text:s text:c="4"/>c=a+b; d=a-b;</text:p>
      <text:p text:style-name="P42"><text:s text:c="4"/>e=a*b; f=a/b;</text:p>
      <text:p text:style-name="P42"><text:s text:c="4"/>g=a%b;</text:p>
      <text:p text:style-name="P42"><text:s text:c="4"/>System.out.println("SUMA: "+c+"RESTA: "+d+"MULTIPLICACIÓ: "+e+"DIVISIÓ: "+f+"MODUL: "+g);</text:p>
      <text:p text:style-name="P42"><text:s text:c="4"/>}</text:p>
      <text:p text:style-name="P42">}</text:p>
      <text:p text:style-name="P24"/>
      <text:p text:style-name="P24"><text:soft-page-break/>Exercici <text:span text:style-name="T8">9</text:span>.</text:p>
      <text:p text:style-name="P9">Realitza un programa que calculi el àrea i el perímetre d’una circumferència. L’usuari haurà d’introduir el radi de la circumferència. ( A = π * r^2) ( P=2*π*r).</text:p>
      <text:p text:style-name="P16">PYTHON:</text:p>
      <text:p text:style-name="P33">#! /usr/bin/env python</text:p>
      <text:p text:style-name="P33"># encoding: utf-8</text:p>
      <text:p text:style-name="P33">print "Area i primetre d'una circumferencia"</text:p>
      <text:p text:style-name="P33">a= int(raw_input("Introdueix el Radi:"))</text:p>
      <text:p text:style-name="P33">b=3.14*a**2</text:p>
      <text:p text:style-name="P33">c=2*3.14*a</text:p>
      <text:p text:style-name="P33">print "Area:",b, </text:p>
      <text:p text:style-name="P33">print "Perimetre:",c</text:p>
      <text:p text:style-name="P35"/>
      <text:p text:style-name="P35"/>
      <text:p text:style-name="P35"/>
      <text:p text:style-name="P42">JAVA:</text:p>
      <text:p text:style-name="P43">import java.io.*;</text:p>
      <text:p text:style-name="P43">public class exercici2bis{</text:p>
      <text:p text:style-name="P43">public static void main(String[] args) throws IOException {</text:p>
      <text:p text:style-name="P43"><text:s/>float a;</text:p>
      <text:p text:style-name="P43"><text:s/>float b;</text:p>
      <text:p text:style-name="P43"><text:s/>float c;</text:p>
      <text:p text:style-name="P43">String linia; <text:s text:c="2"/></text:p>
      <text:p text:style-name="P43">BufferedReader reader = new BufferedReader(new InputStreamReader(System.in));</text:p>
      <text:p text:style-name="P43">System.out.print("Introdueïx una variable: ");</text:p>
      <text:p text:style-name="P43">linia = reader.readLine();</text:p>
      <text:p text:style-name="P43"><text:s/>a = Integer.parseInt(linia);</text:p>
      <text:p text:style-name="P43"><text:s/>b=(float)Math.pow((3.14*a),2); </text:p>
      <text:p text:style-name="P43"><text:s/>c=2*(float)3.14*a;</text:p>
      <text:p text:style-name="P43"><text:s/>System.out.println("AREA: "+b+" PERIMETRE: "+c);</text:p>
      <text:p text:style-name="P43"><text:s text:c="4"/>}</text:p>
      <text:p text:style-name="P43">}</text:p>
      <text:p text:style-name="P33"/>
      <text:p text:style-name="P24"/>
      <text:p text:style-name="P24">Exercici <text:span text:style-name="T8">10</text:span>.</text:p>
      <text:p text:style-name="P9">Escriu un programa que mostri el resultat de l’equació de tercer grau. Per a realitzar el programa s’hauran de llegir els coeficients (a, b, c i d) i el valor de x. El resultat es mostrarà per pantalla.</text:p>
      <text:p text:style-name="P17"><text:soft-page-break/>PYTHON:</text:p>
      <text:p text:style-name="P34">#! /usr/bin/env python</text:p>
      <text:p text:style-name="P34"># encoding: utf-8</text:p>
      <text:p text:style-name="P34">print "Ecuacio de Tercer Grau"</text:p>
      <text:p text:style-name="P34">a= int(raw_input("Introdueix valor a:"))</text:p>
      <text:p text:style-name="P34">b= int(raw_input("Introdueix valor b:"))</text:p>
      <text:p text:style-name="P34">c= int(raw_input("Introdueix valor c:"))</text:p>
      <text:p text:style-name="P34">d= int(raw_input("Introdueix valor d:"))</text:p>
      <text:p text:style-name="P34">x= int(raw_input("Introdueix valor x:"))</text:p>
      <text:p text:style-name="P34">e=(a*(x**3))+(b*(x**2))+c*x+d</text:p>
      <text:p text:style-name="P34">print "resultat:",e</text:p>
      <text:p text:style-name="P9"/>
      <text:p text:style-name="P22">JAVA:</text:p>
      <text:p text:style-name="P44">import java.io.*;</text:p>
      <text:p text:style-name="P44"><text:s text:c="2"/>public class exercici2bis{</text:p>
      <text:p text:style-name="P44"><text:s text:c="2"/>public static void main(String[] args) throws IOException {</text:p>
      <text:p text:style-name="P44"><text:s text:c="2"/>float a; <text:s text:c="3"/>float b; <text:s text:c="2"/>float c; <text:s text:c="2"/>float d; <text:s text:c="2"/>float x; <text:s text:c="2"/>float e;</text:p>
      <text:p text:style-name="P44"><text:s text:c="2"/>String linia; <text:s text:c="2"/></text:p>
      <text:p text:style-name="P44"><text:s text:c="2"/>BufferedReader reader = new BufferedReader(new InputStreamReader(System.in));</text:p>
      <text:p text:style-name="P44"><text:s text:c="2"/>System.out.print("Coeficient 1: ");</text:p>
      <text:p text:style-name="P44"><text:s text:c="2"/>linia = reader.readLine();</text:p>
      <text:p text:style-name="P44"><text:s text:c="2"/>a = Integer.parseInt(linia);</text:p>
      <text:p text:style-name="P44"><text:s text:c="2"/>System.out.print("Coeficient 2: ");</text:p>
      <text:p text:style-name="P44"><text:s text:c="2"/>linia = reader.readLine();</text:p>
      <text:p text:style-name="P44"><text:s text:c="2"/>b = Integer.parseInt(linia);</text:p>
      <text:p text:style-name="P44"><text:s text:c="2"/>System.out.print("Coeficient 3: ");</text:p>
      <text:p text:style-name="P44"><text:s text:c="2"/>linia = reader.readLine();</text:p>
      <text:p text:style-name="P44"><text:s text:c="3"/>c = Integer.parseInt(linia);</text:p>
      <text:p text:style-name="P44"><text:s text:c="3"/>System.out.print("Coeficient 4: ");</text:p>
      <text:p text:style-name="P44"><text:s text:c="3"/>linia = reader.readLine();</text:p>
      <text:p text:style-name="P44"><text:s text:c="3"/>d = Integer.parseInt(linia);</text:p>
      <text:p text:style-name="P44"><text:s text:c="2"/>System.out.print("Coeficient x: ");</text:p>
      <text:p text:style-name="P44"><text:s text:c="3"/>linia = reader.readLine();</text:p>
      <text:p text:style-name="P44"><text:s text:c="4"/>x = Integer.parseInt(linia);</text:p>
      <text:p text:style-name="P44"><text:s text:c="3"/>e=(a*(float)Math.pow(x,3))+(b*(float)Math.pow(x,3))+c*x+d; </text:p>
      <text:p text:style-name="P44"><text:s text:c="4"/>System.out.println("RESULTAT: "+e);</text:p>
      <text:p text:style-name="P44"><text:s text:c="4"/>}</text:p>
      <text:p text:style-name="P44">}</text:p>
      <text:p text:style-name="P27"><text:soft-page-break/>Exercici 11.</text:p>
      <text:p text:style-name="P12">Programa que demani una quantitat –preu d’un producte – i calculi i visualitzi la quantitat d’IVA (aplicant un percentatge del 21 %) i la quantitat total a pagar (preu original + Iva).</text:p>
      <text:p text:style-name="P17"/>
      <text:p text:style-name="P17">PYTHON:</text:p>
      <text:p text:style-name="P34">#! /usr/bin/env python</text:p>
      <text:p text:style-name="P34"># encoding: utf-8</text:p>
      <text:p text:style-name="P34">print "Preu Producte"</text:p>
      <text:p text:style-name="P34">a= int(raw_input("Preu:"))</text:p>
      <text:p text:style-name="P34">b=a*0.21</text:p>
      <text:p text:style-name="P34">c=a+b</text:p>
      <text:p text:style-name="P34">print "Preu de IVA:",b, "Preu amb IVA:",c</text:p>
      <text:p text:style-name="P34"/>
      <text:p text:style-name="P44">JAVA:</text:p>
      <text:p text:style-name="P45">import java.io.*;</text:p>
      <text:p text:style-name="P45">public class exercici2bis{</text:p>
      <text:p text:style-name="P45">public static void main(String[] args) throws IOException {</text:p>
      <text:p text:style-name="P45"><text:s text:c="2"/>float a; <text:s text:c="2"/>float b; <text:s text:c="2"/>float c;</text:p>
      <text:p text:style-name="P45"><text:s text:c="2"/>String linia; <text:s text:c="2"/></text:p>
      <text:p text:style-name="P45"><text:s text:c="2"/>BufferedReader reader = new BufferedReader(new InputStreamReader(System.in));</text:p>
      <text:p text:style-name="P45"><text:s text:c="2"/>System.out.print("Preu: ");</text:p>
      <text:p text:style-name="P45"><text:s text:c="2"/>linia = reader.readLine();</text:p>
      <text:p text:style-name="P45"><text:s text:c="2"/>a = Integer.parseInt(linia);</text:p>
      <text:p text:style-name="P45"><text:s text:c="3"/>b=a*(float)0.21;</text:p>
      <text:p text:style-name="P45"><text:s text:c="3"/>c=a+b;</text:p>
      <text:p text:style-name="P45"><text:s text:c="4"/>System.out.println("PREU AMB IVA: "+c);</text:p>
      <text:p text:style-name="P45"><text:s text:c="3"/>}</text:p>
      <text:p text:style-name="P45">}</text:p>
      <text:p text:style-name="P12"/>
      <text:p text:style-name="P27">Exercici 12.</text:p>
      <text:p text:style-name="P12">Modifica l’exercici anterior perquè el percentatge d’IVA sigui variable (introduït per l’usuari).</text:p>
      <text:p text:style-name="P12"/>
      <text:p text:style-name="P23">PYTHON:</text:p>
      <text:p text:style-name="P48">#! /usr/bin/env python</text:p>
      <text:p text:style-name="P48"># encoding: utf-8</text:p>
      <text:p text:style-name="P48">print "Preu Producte"</text:p>
      <text:p text:style-name="P48">a= int(raw_input("Preu:"))</text:p>
      <text:p text:style-name="P48">b= float(raw_input("IVA:"))</text:p>
      <text:p text:style-name="P48"><text:soft-page-break/>b=a*(b/100)</text:p>
      <text:p text:style-name="P48">c=a+b</text:p>
      <text:p text:style-name="P48">print "Preu de IVA:",b, "Preu amb IVA:",c</text:p>
      <text:p text:style-name="P48"/>
      <text:p text:style-name="P45">JAVA:</text:p>
      <text:p text:style-name="P49">import java.io.*;</text:p>
      <text:p text:style-name="P49">public class exercici2bis{</text:p>
      <text:p text:style-name="P49">public static void main(String[] args) throws IOException {</text:p>
      <text:p text:style-name="P49"><text:s text:c="2"/>float a;</text:p>
      <text:p text:style-name="P49"><text:s text:c="2"/>float b;</text:p>
      <text:p text:style-name="P49"><text:s text:c="2"/>float c;</text:p>
      <text:p text:style-name="P49"><text:s text:c="2"/>String linia; <text:s text:c="2"/></text:p>
      <text:p text:style-name="P49"><text:s text:c="2"/>BufferedReader reader = new BufferedReader(new InputStreamReader(System.in));</text:p>
      <text:p text:style-name="P49"><text:s text:c="2"/>System.out.print("Preu: ");</text:p>
      <text:p text:style-name="P49"><text:s text:c="2"/>linia = reader.readLine();</text:p>
      <text:p text:style-name="P49"><text:s text:c="2"/>a = Integer.parseInt(linia);</text:p>
      <text:p text:style-name="P49"><text:s text:c="2"/>System.out.print("Preu: ");</text:p>
      <text:p text:style-name="P49"><text:s text:c="2"/>linia = reader.readLine();</text:p>
      <text:p text:style-name="P49"><text:s text:c="2"/>b = Integer.parseInt(linia);</text:p>
      <text:p text:style-name="P49"><text:s text:c="2"/>b=a*(float)b/100;</text:p>
      <text:p text:style-name="P49"><text:s/>c=a+b;</text:p>
      <text:p text:style-name="P49"><text:s/>System.out.println("PREU AMB IVA: "+c);</text:p>
      <text:p text:style-name="P49"><text:s text:c="3"/>}</text:p>
      <text:p text:style-name="P49">}</text:p>
      <text:p text:style-name="P12"/>
      <text:p text:style-name="P24">Exercici <text:span text:style-name="T8">13</text:span>.</text:p>
      <text:p text:style-name="P9">Una companyia de refrescos comercialitza tres productes: de cola, de taronja i de llimona. Es desitja realitzar un programa que calculi les ventes de cada producte. Per a això es llegirà la quantitat venuda i el preu de cada producte. Per finalitzar es mostrarà un informe de les vendes semblant a aquest: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0">---------------------------------------</text:p>
            <text:p text:style-name="P50">Producte<text:tab/>Vendes<text:tab/>Preu<text:tab/>Total</text:p>
            <text:p text:style-name="P50">---------------------------------------</text:p>
            <text:p text:style-name="P50">Cola<text:tab/><text:tab/>100000<text:tab/>0,17<text:tab/>170000,00</text:p>
            <text:p text:style-name="P50">Taronja<text:tab/>350000<text:tab/>0,20<text:tab/>70000,00</text:p>
            <text:p text:style-name="P50">Llimona<text:tab/>530000<text:tab/>0,19<text:tab/>100700,00</text:p>
            <text:p text:style-name="P50">--------------------------------------</text:p>
            <text:p text:style-name="P50">TOTAL<text:tab/><text:tab/><text:tab/><text:tab/><text:tab/>340700,00</text:p>
          </table:table-cell>
        </table:table-row>
      </table:table>
      <text:p text:style-name="P11">Nota: <text:span text:style-name="T4">Les columnes han de sortir alineades</text:span></text:p>
      <text:p text:style-name="P8"><text:soft-page-break/></text:p>
      <text:p text:style-name="P26">Exercici 1<text:span text:style-name="T8">4</text:span>.</text:p>
      <text:p text:style-name="P11">Programa que demani <text:s/>un nombre sencer i mostri l’últim dígit.</text:p>
      <text:p text:style-name="P25"><text:span text:style-name="T11">E</text:span>xercici <text:span text:style-name="T8">15</text:span>.</text:p>
      <text:p text:style-name="P10">Escriu un programa que demani a l’usuari la quantitat de segons i mostri per pantalla a quantes hores, minuts i segons corresponen <text:span text:style-name="T8">(p.ex: 3661 segons corresponen a 1 hora + 1 minut + 1 segon)</text:span>.</text:p>
      <text:p text:style-name="P52">PYTHON:</text:p>
      <text:p text:style-name="P57">#! /usr/bin/env python</text:p>
      <text:p text:style-name="P57"># encoding: utf-8</text:p>
      <text:p text:style-name="P57">print "Segundos en Horas"</text:p>
      <text:p text:style-name="P57">a= int(raw_input("Numero de Segundos:"))</text:p>
      <text:p text:style-name="P57">b=(float(a/3600))</text:p>
      <text:p text:style-name="P57">c=float((a-(b*3600))/60)</text:p>
      <text:p text:style-name="P57">d=a-((b*3600)+(c*60))</text:p>
      <text:p text:style-name="P57">print "HORA:",b,"MINUTOS:",c,"SEGUNDOS",d</text:p>
      <text:p text:style-name="P57"/>
      <text:p text:style-name="P59">JAVA:</text:p>
      <text:p text:style-name="P53"/>
      <text:p text:style-name="P10"/>
      <text:p text:style-name="P26">Exercici 16 (opcional).</text:p>
      <text:p text:style-name="P11">Genera un programa que donat un nom i un cognom (demanats a l'usuari), generi un identificador d'usuari que és nom.cognom i una contrasenya de 3 números que es generaran aleatòriament.</text:p>
      <text:p text:style-name="P11"/>
      <text:p text:style-name="P55">PYTHON:</text:p>
      <text:p text:style-name="P58">#! /usr/bin/env python</text:p>
      <text:p text:style-name="P58"># encoding: utf-8</text:p>
      <text:p text:style-name="P58">from random import randint, uniform,random</text:p>
      <text:p text:style-name="P58">print "NOMBRE DE USUARIO Y CONTRASEÑA"</text:p>
      <text:p text:style-name="P58">a= raw_input("Nombre:")</text:p>
      <text:p text:style-name="P58">b= raw_input("Apellidos:")</text:p>
      <text:p text:style-name="P58">c=a+b</text:p>
      <text:p text:style-name="P58">d= randint(0,9)</text:p>
      <text:p text:style-name="P58">e= randint(0,9)</text:p>
      <text:p text:style-name="P58">f= randint(0,9)</text:p>
      <text:p text:style-name="P58">print "Nombre y apaellido: ",a+"."+b,"Contraseña: ",str(d)+str(e)+str(f)</text:p>
      <text:p text:style-name="P55"/>
      <text:p text:style-name="P55"><text:soft-page-break/></text:p>
      <text:p text:style-name="P56">JAVA:</text:p>
      <text:p text:style-name="P60">import java.util.*;</text:p>
      <text:p text:style-name="P60">public class exercici2bis{</text:p>
      <text:p text:style-name="P60"><text:s/>public static void main(String[] args){</text:p>
      <text:p text:style-name="P60">Scanner contraseña=new Scanner(System.in);</text:p>
      <text:p text:style-name="P60"><text:s/>System.out.println("Nombre: ");</text:p>
      <text:p text:style-name="P60"><text:s/>String nombre = contraseña.next(); </text:p>
      <text:p text:style-name="P60"><text:s/>System.out.println("Apellido ");</text:p>
      <text:p text:style-name="P60"><text:s/>String apellido = contraseña.next();</text:p>
      <text:p text:style-name="P60"><text:s text:c="4"/>System.out.println("Identificador de usuario:"+nombre+"."+apellido);</text:p>
      <text:p text:style-name="P60"><text:s text:c="3"/>int a = (int)(Math.random()*10);</text:p>
      <text:p text:style-name="P60"><text:s text:c="3"/>int b = (int)(Math.random()*10);</text:p>
      <text:p text:style-name="P60"><text:s text:c="3"/>int c = (int)(Math.random()*10);</text:p>
      <text:p text:style-name="P60"><text:s text:c="4"/>System.out.println("Identificador de usuario:"+a+b+c);</text:p>
      <text:p text:style-name="P60"><text:s text:c="4"/></text:p>
      <text:p text:style-name="P60"><text:s text:c="2"/>}</text:p>
      <text:p text:style-name="P60"><text:s text:c="3"/>}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2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3</text:page-number></text:span><text:span text:style-name="MT2"> de </text:span><text:span text:style-name="MT2"><text:page-count style:num-format="1">13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0-13T19:12:48.660056828</dc:date>
    <meta:print-date>2011-03-02T18:52:00</meta:print-date>
    <dc:language>ca-ES</dc:language>
    <meta:editing-cycles>57</meta:editing-cycles>
    <meta:editing-duration>PT11H45M40S</meta:editing-duration>
    <meta:document-statistic meta:table-count="3" meta:image-count="1" meta:object-count="0" meta:page-count="13" meta:paragraph-count="419" meta:word-count="1582" meta:character-count="12982" meta:non-whitespace-character-count="11188"/>
    <meta:user-defined meta:name="Info 1"/>
    <meta:user-defined meta:name="Info 2"/>
    <meta:user-defined meta:name="Info 3"/>
    <meta:user-defined meta:name="Info 4"/>
  </office:meta>
</office:document-meta>
</file>